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5" style:family="paragraph" style:parent-style-name="Title">
      <style:paragraph-properties fo:margin-top="0.1665in" fo:margin-bottom="0.1665in" loext:contextual-spacing="false" fo:line-height="100%"/>
      <style:text-properties fo:font-weight="bold" style:font-weight-asian="bold"/>
    </style:style>
    <style:style style:name="P6" style:family="paragraph" style:parent-style-name="Title" style:master-page-name="Standard">
      <style:paragraph-properties fo:margin-top="0.1665in" fo:margin-bottom="0.1665in" loext:contextual-spacing="false" fo:line-height="100%" style:page-number="1"/>
    </style:style>
    <style:style style:name="P7" style:family="paragraph" style:parent-style-name="Subtitle">
      <style:paragraph-properties fo:margin-top="0.1665in" fo:margin-bottom="0.1665in" loext:contextual-spacing="false" fo:line-height="100%"/>
    </style:style>
    <style:style style:name="P8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v4hecmqqy0v8"/><text:span text:style-name="T1">THE YEAR OF SECRET UMBRELLAS</text:span></text:p>
      <text:p text:style-name="P5"><text:bookmark text:name="_fpnqqy8vv3ms"/></text:p>
      <text:p text:style-name="P7"><text:bookmark text:name="_gxl0lj8dxeld"/>A short play in two pages by Margot Tenenbaum (age 14, New York City)</text:p>
      <text:p text:style-name="Standard"><draw:rect text:anchor-type="as-char" style:rel-width="100%" draw:z-index="0" draw:style-name="gr1" draw:text-style-name="P8" svg:width="0.0012in" svg:height="0.0213in"><text:p/></draw:rect></text:p>
      <text:p text:style-name="P1"><text:span text:style-name="T1">CAST</text:span></text:p>
      <text:list xml:id="list4062174804" text:style-name="WWNum1">
        <text:list-item>
          <text:p text:style-name="P2"><text:span text:style-name="T1">CLEMENCE</text:span> – A 16-year-old girl with a prosthetic index finger and a fondness for sad operas.<text:line-break/></text:p>
        </text:list-item>
        <text:list-item>
          <text:p text:style-name="P3"><text:span text:style-name="T1">EDGAR</text:span> – Her adoptive brother, a chess prodigy who hasn't spoken aloud since the Reagan inauguration.<text:line-break/></text:p>
        </text:list-item>
        <text:list-item>
          <text:p text:style-name="P3"><text:span text:style-name="T1">MOTHER (voice only)</text:span> – A Danish ornithologist who calls weekly from Antarctica.<text:line-break/></text:p>
        </text:list-item>
        <text:list-item>
          <text:p text:style-name="P4"><text:span text:style-name="T1">A BLIND DOG</text:span> – (portrayed by a taxidermied beagle on wheels).<text:line-break/></text:p>
        </text:list-item>
      </text:list>
      <text:p text:style-name="Standard"><draw:rect text:anchor-type="as-char" style:rel-width="100%" draw:z-index="1" draw:style-name="gr1" draw:text-style-name="P8" svg:width="0.0012in" svg:height="0.0213in"><text:p/></draw:rect></text:p>
      <text:p text:style-name="P1"><text:span text:style-name="T1">SCENE ONE</text:span></text:p>
      <text:p text:style-name="P1"><text:span text:style-name="T2">(The stage is a windowless room. A red telephone rings. Clemence sits cross-legged on a small cot, painting her toenails black. Edgar stands by the wall, slowly moving invisible chess pieces.)</text:span></text:p>
      <text:p text:style-name="P1"><text:span text:style-name="T1">CLEMENCE<text:line-break/></text:span> You can’t just stare at the wallpaper forever. Eventually it stares back, and it’s always disappointed.</text:p>
      <text:p text:style-name="P1"><text:span text:style-name="T2">(No response. The telephone stops ringing. A moment passes.)</text:span></text:p>
      <text:p text:style-name="P1"><text:span text:style-name="T1">CLEMENCE<text:line-break/></text:span> She won’t call again. You know how she gets when the penguins molt.</text:p>
      <text:p text:style-name="P1"><text:span text:style-name="T2">(Edgar sets down an imaginary bishop. He scribbles something on a notepad and slides it toward her. She reads aloud.)</text:span></text:p>
      <text:p text:style-name="P1"><text:span text:style-name="T1">CLEMENCE (reading)<text:line-break/></text:span> <text:span text:style-name="T2">"I dreamt you were drowning in an aquarium. You smiled the whole time."<text:line-break/></text:span> You always write like a French person who’s never been in love.</text:p>
      <text:p text:style-name="P1"><text:span text:style-name="T1">EDGAR</text:span> <text:span text:style-name="T2">(mimes a shrug)</text:span></text:p>
      <text:p text:style-name="P1"><text:span text:style-name="T1">CLEMENCE<text:line-break/></text:span> Do you think we’re tragic? Or just bored?<text:line-break/> <text:span text:style-name="T2">(Beat.)<text:line-break/></text:span> Never mind. I already know.</text:p>
      <text:p text:style-name="Standard"><draw:rect text:anchor-type="as-char" style:rel-width="100%" draw:z-index="2" draw:style-name="gr1" draw:text-style-name="P8" svg:width="0.0012in" svg:height="0.0213in"><text:p/></draw:rect></text:p>
      <text:p text:style-name="P1"><text:span text:style-name="T1">SCENE TWO</text:span></text:p>
      <text:p text:style-name="P1"><text:span text:style-name="T2">(Later. The cot is gone. The taxidermied dog is now center stage. Clemence lights a cigarette she doesn’t inhale.)</text:span></text:p>
      <text:p text:style-name="P1"><text:span text:style-name="T1">CLEMENCE<text:line-break/></text:span> The blind dog says he forgives us. That’s more than you’ve ever said.</text:p>
      <text:p text:style-name="P1"><text:span text:style-name="T2">(Edgar wheels the dog in a small circle.)</text:span></text:p>
      <text:p text:style-name="P1"><text:span text:style-name="T1">CLEMENCE (almost tenderly)<text:line-break/></text:span> Remember when we thought we’d fake our own disappearances and live in a lighthouse in Portugal?<text:line-break/> You said I could be the ghost and you’d do the haunting.</text:p>
      <text:p text:style-name="P1"><text:soft-page-break/><text:span text:style-name="T2">(The red telephone rings again. She doesn’t answer it.)</text:span></text:p>
      <text:p text:style-name="P1"><text:span text:style-name="T1">VOICE OF MOTHER (filtered, distant)<text:line-break/></text:span> Clemence? Edgar? I saw a tern today. It reminded me of your father. Or maybe it was a trick of the fog.</text:p>
      <text:p text:style-name="P1"><text:span text:style-name="T2">(The line goes dead. Clemence picks up the dog and exits without looking back. Edgar is alone with the invisible chessboard.)</text:span></text:p>
      <text:p text:style-name="P1"><text:span text:style-name="T1">BLACKOUT.</text:span></text:p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8" meta:word-count="346" meta:character-count="2025" meta:non-whitespace-character-count="1689"/>
    <meta:generator>LibreOfficeDev/6.0.5.2$Linux_X86_64 LibreOffice_project/</meta:generator>
  </office:meta>
</office:document-meta>
</file>